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375in" fo:margin-top="0in" fo:margin-bottom="0in" table:align="left" style:writing-mode="lr-tb"/>
    </style:style>
    <style:style style:name="Table1.A" style:family="table-column">
      <style:table-column-properties style:column-width="4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0.8125in"/>
    </style:style>
    <style:style style:name="Table1.D" style:family="table-column">
      <style:table-column-properties style:column-width="1.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D1" style:family="table-cell">
      <style:table-cell-properties fo:padding="0.0382in" fo:border="0.25pt solid #000000"/>
    </style:style>
    <style:style style:name="Table1.2" style:family="table-row">
      <style:table-row-properties style:min-row-height="1.5438in" fo:keep-together="auto"/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D2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text-align="start" style:justify-single-word="false" style:writing-mode="lr-tb"/>
      <style:text-properties style:use-window-font-color="true" style:font-name="Liberation Serif" fo:font-size="12pt" fo:language="en" fo:country="US" officeooo:rsid="001ec469" officeooo:paragraph-rsid="00052b8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052b8c"/>
    </style:style>
    <style:style style:name="P3" style:family="paragraph" style:parent-style-name="Standard">
      <style:paragraph-properties fo:text-align="center" style:justify-single-word="false" style:writing-mode="lr-tb"/>
      <style:text-properties fo:font-weight="bold" officeooo:paragraph-rsid="00052b8c" style:font-weight-asian="bold" style:font-weight-complex="bold"/>
    </style:style>
    <style:style style:name="P4" style:family="paragraph" style:parent-style-name="Standard" style:master-page-name="Standard">
      <style:paragraph-properties fo:text-align="center" style:justify-single-word="false" style:page-number="auto" style:writing-mode="lr-tb"/>
      <style:text-properties fo:font-size="18pt" fo:font-weight="bold" officeooo:paragraph-rsid="00052b8c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 style:writing-mode="lr-tb"/>
      <style:text-properties officeooo:paragraph-rsid="00052b8c"/>
    </style:style>
    <style:style style:name="P6" style:family="paragraph" style:parent-style-name="Table_20_Contents">
      <style:paragraph-properties fo:text-align="end" style:justify-single-word="false" style:writing-mode="lr-tb"/>
      <style:text-properties officeooo:paragraph-rsid="00052b8c"/>
    </style:style>
    <style:style style:name="P7" style:family="paragraph" style:parent-style-name="Table_20_Contents">
      <style:paragraph-properties fo:text-align="end" style:justify-single-word="false" style:writing-mode="lr-tb"/>
      <style:text-properties officeooo:rsid="00200727" officeooo:paragraph-rsid="00052b8c"/>
    </style:style>
    <style:style style:name="T1" style:family="text">
      <style:text-properties officeooo:rsid="001ec4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INTWELL OFFSET PVT. LTD.</text:p>
      <text:p text:style-name="P3">'SONA-RUPA' Basement, Opp. Badamadi Baug, Dandia Bajar,   VADODARA-390001</text:p>
      <text:p text:style-name="P3">Mob : 8604860412 <text:s text:c="2"/>Mail : printwellbaroda@gmail.com</text:p>
      <text:p text:style-name="P2"/>
      <text:p text:style-name="P2"/>
      <text:p text:style-name="P2">Quote No. : <text:s/>12</text:p>
      <text:p text:style-name="P2">Date <text:s text:c="9"/>: <text:s/>14/06/2022</text:p>
      <text:p text:style-name="P2"/>
      <text:p text:style-name="P2">To</text:p>
      <text:p text:style-name="P2">eXpress Tech</text:p>
      <text:p text:style-name="P2">AG-49, RBG Complex, Bahucharaji Road,</text:p>
      <text:p>Karelibag, VADODARA-390018.</text:p>
      <text:p text:style-name="P2">Email :anil.h.desai@gmail.com <text:s text:c="6"/></text:p>
      <text:p text:style-name="P2">Phone: 9974087411</text:p>
      <text:p text:style-name="P2"/>
      <text:p text:style-name="P2">Job Ref. : Souvenir Booklet ~ Map-Litho (2/C) &amp; Art Paper (4/C) </text:p>
      <text:p text:style-name="P2"/>
      <text:p text:style-name="P2">Dear Sir,</text:p>
      <text:p text:style-name="P1"/>
      <text:p>Thank you very much for your inquiry. Quoted below is our lowest rate subject to Terms and Conditions depicted hereunder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Description</text:p>
          </table:table-cell>
          <table:table-cell table:style-name="Table1.A1" office:value-type="string">
            <text:p text:style-name="P6">Quantity</text:p>
          </table:table-cell>
          <table:table-cell table:style-name="Table1.A1" office:value-type="string">
            <text:p text:style-name="P7">Unit Price</text:p>
          </table:table-cell>
          <table:table-cell table:style-name="Table1.D1" office:value-type="string">
            <text:p text:style-name="P6">Amount</text:p>
          </table:table-cell>
        </table:table-row>
        <table:table-row table:style-name="Table1.2">
          <table:table-cell table:style-name="Table1.A2" office:value-type="string">
            <text:p text:style-name="P5">Souvenir Booklet</text:p>
            <text:p>Size: 1/4 of 18”x23” (Aprox. 8.5”x 11.25”)</text:p>
            <text:p>Inner Pages: (A) 64 Pages in 80 GSM Maplitho Paper - Two Color (2/C)Printing (B) 16 Pages in 130 GSM Art Paper - 4/C Printing</text:p>
            <text:p>Title: 250 GSM Art Card in Four Color (4/C) Printing</text:p>
            <text:p>Coating: Title Outer 2 Pages Gloss Lamination</text:p>
            <text:p>Binding: Saddle Stitched Binding</text:p>
            <text:p/>
          </table:table-cell>
          <table:table-cell table:style-name="Table1.A2" office:value-type="string">
            <text:p text:style-name="P6">3000</text:p>
            <text:p text:style-name="P6"/>
            <text:p text:style-name="P6"/>
          </table:table-cell>
          <table:table-cell table:style-name="Table1.A2" office:value-type="string">
            <text:p text:style-name="P7">18.708</text:p>
            <text:p text:style-name="P7"/>
            <text:p text:style-name="P7"/>
          </table:table-cell>
          <table:table-cell table:style-name="Table1.D2" office:value-type="string">
            <text:p text:style-name="P6">56124.00</text:p>
            <text:p text:style-name="P6"/>
            <text:p text:style-name="P6"/>
          </table:table-cell>
        </table:table-row>
      </table:table>
      <text:p text:style-name="P2"/>
      <text:p text:style-name="P1"> In case of any query, please communicate without hesitation or delay.</text:p>
      <text:p/>
      <text:p>Warm regards,</text:p>
      <text:p>For Printwell Offset Pvt. Ltd.</text:p>
      <text:p/>
      <text:p>              </text:p>
      <text:p text:style-name="P2"/>
      <text:p text:style-name="P2">Terms <text:span text:style-name="T1">And</text:span> Conditions:</text:p>
      <text:p text:style-name="P1">1. Validity of this quotation is 15 days from the date hereof.</text:p>
      <text:p>2. Delivery charges for out-station and Taxes and would be extra as applicable.</text:p>
      <text:p>3. Rates are for the quantity stated hereof and are subject to change with variation in quantity.</text:p>
      <text:p>4. 25% advance, balance against delivery.</text:p>
      <text:p>5. The deal is Subject to Vadodara Jurisdiction.        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7874in" fo:margin-left="0.7874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07:23:29.107205104</meta:creation-date>
    <dc:date>2022-05-03T07:26:19.506341646</dc:date>
    <meta:editing-duration>PT2M51S</meta:editing-duration>
    <meta:editing-cycles>1</meta:editing-cycles>
    <meta:document-statistic meta:table-count="1" meta:image-count="0" meta:object-count="0" meta:page-count="1" meta:paragraph-count="30" meta:word-count="51" meta:character-count="456" meta:non-whitespace-character-count="415"/>
    <meta:generator>LibreOffice/6.4.7.2$Linux_X86_64 LibreOffice_project/40$Build-2</meta:generator>
  </office:meta>
</office:document-meta>
</file>